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0pt" fo:font-weight="bold" officeooo:rsid="000b3006" officeooo:paragraph-rsid="000b3006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officeooo:rsid="000b3006" officeooo:paragraph-rsid="000b3006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İSTİKLAL MARŞI</text:p>
      <text:p text:style-name="P2"/>
      <text:p text:style-name="P2">Korkma, sönmez bu şafaklarda yüzen al sancak;</text:p>
      <text:p text:style-name="P2">Sönmeden yurdumun üstünde tüten en son ocak.</text:p>
      <text:p text:style-name="P2">O benim milletimin yıldızıdır, parlayacak;</text:p>
      <text:p text:style-name="P2">O benimdir, o benim milletimindir ancak.</text:p>
      <text:p text:style-name="P2"/>
      <text:p text:style-name="P2">Çatma, kurban olayım, çehrene ey nazlı hilal!</text:p>
      <text:p text:style-name="P2">Kahraman ırkıma bir gül... Ne bu şiddet, bu celal?</text:p>
      <text:p text:style-name="P2">Sana olmaz dökülen kanlarımız sonra helal;</text:p>
      <text:p text:style-name="P2">Hakkıdır, Hakk'a tapan, milletimin istiklal.</text:p>
      <text:p text:style-name="P2"/>
      <text:p text:style-name="P2">Ben ezelden beridir hür yaşadım, hür yaşarım.</text:p>
      <text:p text:style-name="P2">Hangi çılgın bana zincir vuracakmış? Şaşarım!</text:p>
      <text:p text:style-name="P2">Kükremiş sel gibiyim: Bendimi çiğner, aşarım;</text:p>
      <text:p text:style-name="P2">Yırtarım dağları, enginlere sığmam taşarım.</text:p>
      <text:p text:style-name="P2"/>
      <text:p text:style-name="P2">Garb'ın afakını sarmışsa çelik zırhlı duvar;</text:p>
      <text:p text:style-name="P2">Benim iman dolu göğsüm gibi serhaddim var.</text:p>
      <text:p text:style-name="P2">Ulusun, korkma! Nasıl böyle bir imanı boğar,</text:p>
      <text:p text:style-name="P2">''Medeniyet!'' dediğin tek dişi kalmış canavar?</text:p>
      <text:p text:style-name="P2"/>
      <text:p text:style-name="P2">Arkadaş! Yurduma alçakları uğratma sakın;</text:p>
      <text:p text:style-name="P2">Siper et gövdeni, dursun bu hayasızca akın.</text:p>
      <text:p text:style-name="P2">Doğacaktır sana va'dettiği günler Hakk'ın...</text:p>
      <text:p text:style-name="P2">Kim bilir, belki yarın, belki yarından da yakın.</text:p>
      <text:p text:style-name="P2"/>
      <text:p text:style-name="P2">Bastığın yerleri ''toprak!'' diyerek geçme, tanı!</text:p>
      <text:p text:style-name="P2">Düşün altındaki binlerce kefensiz yatanı.</text:p>
      <text:p text:style-name="P2">Sen şehid oğlusun, incitme, yazıktır, atanı:</text:p>
      <text:p text:style-name="P2">Verme, dünyaları alsan da, bu cennet vatanı.</text:p>
      <text:p text:style-name="P2"/>
      <text:p text:style-name="P2">Kim bu cennet vatanın uğruna olmaz ki feda?</text:p>
      <text:p text:style-name="P2">Şüheda fışkıracak toprağı sıksan, şüheda!</text:p>
      <text:p text:style-name="P2">Canı, cananı, bütün varımı alsın da Huda,</text:p>
      <text:p text:style-name="P2">Etmesin tek vatanımdan beni dünyada cüda.</text:p>
      <text:p text:style-name="P2"/>
      <text:p text:style-name="P2">Ruhumun senden İlahi şudur ancak emeli:</text:p>
      <text:p text:style-name="P2">Değmesin ma'bedimin göğsüne na-mahrem eli;</text:p>
      <text:p text:style-name="P2">Bu ezanlar -- ki şehadetleri dinin temeli --</text:p>
      <text:p text:style-name="P2">Ebedi, yurdumun üstünde benim inlemeli.</text:p>
      <text:p text:style-name="P2"/>
      <text:p text:style-name="P2">O zaman vecd ile bin secde eder -- varsa -- taşım;</text:p>
      <text:p text:style-name="P2">Her cerihamda, İlahi, boşanıp kanlı yaşım,</text:p>
      <text:p text:style-name="P2">Fışkırır ruh-i mücerred gibi yerden na'şım!</text:p>
      <text:p text:style-name="P2">O zaman yükselerek Arş'a değer, belki, başım.</text:p>
      <text:p text:style-name="P2"/>
      <text:p text:style-name="P2">Dalgalan sen de şafaklar gibi ey şanlı hilal!</text:p>
      <text:p text:style-name="P2">Olsun artık dökülen kanlarımın hepsi helal.</text:p>
      <text:p text:style-name="P2">Ebediyyen sana yok, ırkıma yok izmihlal:</text:p>
      <text:p text:style-name="P2">Hakkıdır, hür yaşamış, bayrağımın hürriyet;</text:p>
      <text:p text:style-name="P2">Hakkıdır, Hakk'a tapan, milletimin istiklal.</text:p>
      <text:p text:style-name="P2"><text:s/></text:p>
      <text:p text:style-name="P2"/>
      <text:p text:style-name="P2"><text:tab/><text:tab/><text:tab/><text:tab/><text:tab/><text:tab/>Mehmet Akif ERSOY</text:p>
      <text:p text:style-name="P2"/>
      <text:p text:style-name="P2"/>
      <text:p text:style-name="P2"/>
      <text:p text:style-name="P2"><text:soft-page-break/>Beste : Osman Zeki Üngör</text:p>
      <text:p text:style-name="P2"/>
      <text:p text:style-name="P2">Mehmet Akif Ersoy'a ait olan bu şiir 12 Mart 1921 tarihinde TBMM tarafından ulusal marş olarak kabul edildi. </text:p>
      <text:p text:style-name="P2">1930 yılından itibaren Cumhurbaşkanlığı Senfoni Orkestrası Şefi Osman Zeki Üngör'ün bestesi ile çalınmaya başlandı.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9:53:58.715343279</meta:creation-date>
    <dc:date>2015-09-30T19:55:11.953876575</dc:date>
    <meta:editing-duration>PT1M16S</meta:editing-duration>
    <meta:editing-cycles>1</meta:editing-cycles>
    <meta:document-statistic meta:table-count="0" meta:image-count="0" meta:object-count="0" meta:page-count="2" meta:paragraph-count="48" meta:word-count="303" meta:character-count="2073" meta:non-whitespace-character-count="1807"/>
    <meta:generator>LibreOffice/5.0.1.2.0$Linux_X86_64 LibreOffice_project/00m0$Build-2</meta:generator>
  </office:meta>
</office:document-meta>
</file>